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42cm" fo:min-width="8.00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5cm" fo:min-width="5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85cm" fo:min-width="6.2cm"/>
    </style:style>
    <style:style style:name="gr5" style:family="graphic" style:parent-style-name="standard">
      <style:graphic-properties draw:fill="none" draw:textarea-horizontal-align="left" draw:textarea-vertical-align="top" draw:auto-grow-height="false" fo:min-height="1.882cm" fo:min-width="3.05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85cm" fo:min-width="4.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55cm" fo:min-width="4cm"/>
    </style:style>
    <style:style style:name="gr10" style:family="graphic" style:parent-style-name="standard">
      <style:graphic-properties draw:fill-color="#ffffff" draw:textarea-horizontal-align="justify" draw:textarea-vertical-align="top" draw:auto-grow-height="false" fo:min-height="5.35cm" fo:min-width="4.9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2" draw:id="id2" draw:layer="layout" svg:width="8.506cm" svg:height="1.992cm" draw:transform="skewX (0.737052543117205) rotate (0.0153588974175501) translate (7.495cm 7.931cm)">
          <text:p text:style-name="P1">Pobierz x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6cm" svg:height="1.7cm" svg:x="7.6cm" svg:y="5cm">
          <text:p text:style-name="P1">kwadrat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4cm" svg:y1="3cm" svg:x2="10.4cm" svg:y2="5cm" draw:end-shape="id1" draw:end-glue-point="0" svg:d="M10400 3000v2000" svg:viewBox="0 0 1 2001">
          <text:p/>
        </draw:connector>
        <draw:connector draw:style-name="gr3" draw:text-style-name="P2" draw:layer="layout" draw:type="line" svg:x1="10.4cm" svg:y1="6.7cm" svg:x2="11.747cm" svg:y2="7.866cm" draw:start-shape="id1" draw:start-glue-point="2" draw:end-shape="id2" draw:end-glue-point="0" svg:d="M10400 6700l1347 1166" svg:viewBox="0 0 1348 1167">
          <text:p/>
        </draw:connector>
        <draw:custom-shape draw:style-name="gr4" draw:text-style-name="P2" xml:id="id4" draw:id="id4" draw:layer="layout" svg:width="6.7cm" svg:height="2.1cm" svg:x="12.1cm" svg:y="20.7cm">
          <text:p text:style-name="P1">kwadrat = x*x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7.1cm" svg:height="4.263cm" svg:x="3.2cm" svg:y="13.137cm">
          <text:p text:style-name="P1">pętla for <text:s text:c="2"/>&lt; x+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9.97cm" svg:y1="9.885cm" svg:x2="6.75cm" svg:y2="13.137cm" draw:start-shape="id2" draw:start-glue-point="2" draw:end-shape="id3" draw:end-glue-point="4" svg:d="M9970 9885l-3220 3252" svg:viewBox="0 0 3221 3253">
          <text:p/>
        </draw:connector>
        <draw:connector draw:style-name="gr6" draw:text-style-name="P2" draw:layer="layout" svg:x1="6.75cm" svg:y1="17.4cm" svg:x2="12.1cm" svg:y2="21.75cm" draw:start-shape="id3" draw:start-glue-point="6" draw:end-shape="id4" draw:end-glue-point="3" svg:d="M6750 17400v4350h5350" svg:viewBox="0 0 5351 4351">
          <text:p text:style-name="P1">TAK</text:p>
        </draw:connector>
        <draw:connector draw:style-name="gr6" draw:text-style-name="P2" draw:layer="layout" svg:x1="3.2cm" svg:y1="15.269cm" svg:x2="7.5cm" svg:y2="27.15cm" draw:start-shape="id3" draw:start-glue-point="5" draw:end-shape="id5" svg:d="M3200 15269h-501v11881h4801" svg:viewBox="0 0 4802 11882">
          <text:p text:style-name="P1">NIE</text:p>
        </draw:connector>
        <draw:custom-shape draw:style-name="gr7" draw:text-style-name="P2" xml:id="id6" draw:id="id6" draw:layer="layout" svg:width="5.715cm" svg:height="1.578cm" draw:transform="skewX (0.736878010192006) rotate (0.0153588974175501) translate (13.586cm 15.9cm)">
          <text:p text:style-name="P1">drukuj kwadra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6.443cm" svg:y1="15.856cm" svg:x2="10.3cm" svg:y2="15.269cm" draw:start-shape="id6" draw:start-glue-point="0" draw:end-shape="id3" draw:end-glue-point="7" svg:d="M16443 15856v-587h-6143" svg:viewBox="0 0 6144 588">
          <text:p/>
        </draw:connector>
        <draw:custom-shape draw:style-name="gr8" draw:text-style-name="P3" xml:id="id5" draw:id="id5" draw:layer="layout" svg:width="4.7cm" svg:height="2.1cm" svg:x="7.5cm" svg:y="26.1cm">
          <text:p text:style-name="P1">Koniec 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5.45cm" svg:y1="20.7cm" svg:x2="15.035cm" svg:y2="17.456cm" draw:start-shape="id4" draw:start-glue-point="0" draw:end-shape="id6" draw:end-glue-point="2" svg:d="M15450 20700l-415-3244" svg:viewBox="0 0 416 3245">
          <text:p/>
        </draw:connector>
        <draw:custom-shape draw:style-name="gr9" draw:text-style-name="P3" draw:layer="layout" svg:width="4.5cm" svg:height="1.8cm" svg:x="8.3cm" svg:y="1.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4cm" svg:height="5.6cm" svg:x="1.8cm" svg:y="1.7cm">
          <text:p text:style-name="P1">Program pobiera liczbę końcową od użytkownika następnie podnosi do kwadratów zaczynając od 0 a kończąc na pobranej liczbi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3T19:56:37.203696378</dc:date>
    <meta:editing-duration>PT14M30S</meta:editing-duration>
    <meta:editing-cycles>7</meta:editing-cycles>
    <meta:generator>LibreOffice/6.0.3.2$Linux_X86_64 LibreOffice_project/00m0$Build-2</meta:generator>
    <meta:document-statistic meta:object-count="15"/>
  </office:meta>
</office:document-meta>
</file>